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master-page-name="">
      <style:paragraph-properties fo:margin-left="0.4866in" fo:margin-right="0in" fo:text-align="justify" style:justify-single-word="false" fo:text-indent="0in" style:auto-text-indent="false" style:page-number="auto"/>
      <style:text-properties fo:font-size="12pt" style:font-size-asian="12pt" style:font-size-complex="12pt"/>
    </style:style>
    <style:style style:name="P12" style:family="paragraph" style:parent-style-name="Standard">
      <style:paragraph-properties fo:margin-left="0.4866in" fo:margin-right="0in" fo:text-align="justify" style:justify-single-word="false" fo:text-indent="0in" style:auto-text-indent="false"/>
      <style:text-properties fo:font-size="12pt" style:font-size-asian="12pt" style:font-size-complex="12pt"/>
    </style:style>
    <style:style style:name="P13" style:family="paragraph" style:parent-style-name="Standard">
      <style:paragraph-properties fo:margin-left="0.589in" fo:margin-right="0in" fo:text-align="justify" style:justify-single-word="false" fo:text-indent="0in" style:auto-text-indent="false"/>
      <style:text-properties fo:font-size="12pt" style:font-size-asian="12pt" style:font-size-complex="12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list-style-name="L1">
      <style:paragraph-properties fo:text-align="justify" style:justify-single-word="false"/>
      <style:text-properties fo:font-size="14pt" style:font-size-asian="14pt" style:font-size-complex="14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list-style-name="L1">
      <style:paragraph-properties fo:text-align="justify" style:justify-single-word="false"/>
      <style:text-properties fo:font-size="12pt" style:font-size-asian="12pt" style:font-size-complex="12pt"/>
    </style:style>
    <style:style style:name="P18" style:family="paragraph" style:parent-style-name="Standard" style:list-style-name="L1">
      <style:paragraph-properties fo:text-align="justify" style:justify-single-word="false"/>
      <style:text-properties fo:font-size="12pt" officeooo:paragraph-rsid="001bcaf8" style:font-size-asian="12pt" style:font-size-complex="12pt"/>
    </style:style>
    <style:style style:name="P19" style:family="paragraph" style:parent-style-name="Standard" style:list-style-name="L5">
      <style:paragraph-properties fo:text-align="justify" style:justify-single-word="false"/>
      <style:text-properties fo:font-size="12pt" style:font-size-asian="12pt" style:font-size-complex="12pt"/>
    </style:style>
    <style:style style:name="P20" style:family="paragraph" style:parent-style-name="Standard" style:list-style-name="L6">
      <style:paragraph-properties fo:text-align="justify" style:justify-single-word="false"/>
      <style:text-properties fo:font-size="12pt" style:font-size-asian="12pt" style:font-size-complex="12pt"/>
    </style:style>
    <style:style style:name="P21" style:family="paragraph" style:parent-style-name="Standard" style:list-style-name="L8">
      <style:paragraph-properties fo:text-align="justify" style:justify-single-word="false"/>
      <style:text-properties fo:font-size="12pt" officeooo:paragraph-rsid="001bcaf8" style:font-size-asian="12pt" style:font-size-complex="12pt"/>
    </style:style>
    <style:style style:name="P22" style:family="paragraph" style:parent-style-name="Standard" style:list-style-name="L9">
      <style:paragraph-properties fo:text-align="justify" style:justify-single-word="false"/>
      <style:text-properties fo:font-size="12pt" style:font-size-asian="12pt" style:font-size-complex="12pt"/>
    </style:style>
    <style:style style:name="P23" style:family="paragraph" style:parent-style-name="Standard">
      <style:paragraph-properties fo:text-align="justify" style:justify-single-word="false"/>
      <style:text-properties fo:font-size="16pt" style:font-size-asian="16pt" style:font-size-complex="16pt"/>
    </style:style>
    <style:style style:name="P24" style:family="paragraph" style:parent-style-name="Standard" style:list-style-name="L1"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25" style:family="paragraph" style:parent-style-name="Standard" style:list-style-name="L1"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26" style:family="paragraph" style:parent-style-name="Standard"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27"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fo:font-size="12pt" officeooo:paragraph-rsid="001bcaf8" style:font-size-asian="12pt" style:font-size-complex="12pt"/>
    </style:style>
    <style:style style:name="T1" style:family="text">
      <style:text-properties officeooo:rsid="001d70ce"/>
    </style:style>
    <style:style style:name="T2" style:family="text">
      <style:text-properties officeooo:rsid="00200a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66in" fo:text-indent="-0.25in" fo:margin-left="0.9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66in" fo:text-indent="-0.25in" fo:margin-left="1.2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66in" fo:text-indent="-0.25in" fo:margin-left="1.4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66in" fo:text-indent="-0.25in" fo:margin-left="1.7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66in" fo:text-indent="-0.25in" fo:margin-left="1.9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66in" fo:text-indent="-0.25in" fo:margin-left="2.2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66in" fo:text-indent="-0.25in" fo:margin-left="2.4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66in" fo:text-indent="-0.25in" fo:margin-left="2.7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66in" fo:text-indent="-0.25in" fo:margin-left="2.9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66in" fo:text-indent="-0.25in" fo:margin-left="3.236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9in" fo:text-indent="-0.25in" fo:margin-left="3.08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イントロダクション</text:p>
      <text:p text:style-name="P6"/>
      <text:p text:style-name="P9">作成者：小坂田 （<text:span text:style-name="T2">V担当</text:span>）</text:p>
      <text:p text:style-name="P6"/>
      <text:list xml:id="list4685361545615575353" text:style-name="L1">
        <text:list-item>
          <text:p text:style-name="P15">アプリケーションの目的</text:p>
        </text:list-item>
      </text:list>
      <text:p text:style-name="P11">　現在の研究室配属では、各研究室の詳細な情報が教員側から学生側にのみ依存しているために、学生間での情報の共有及び学生から教員への情報提供が行われていない状況にある。そこで本アプリケーションでは各研究室の様々な情報を学生同士でも共有できることを目的として開発を行う。</text:p>
      <text:p text:style-name="P12">　本アプリケーションの目的は以下のとおりである。</text:p>
      <text:list xml:id="list2339057738203932870" text:style-name="L6">
        <text:list-item>
          <text:p text:style-name="P20">各研究室の情報を学生間の間でも共有できるようにする。</text:p>
        </text:list-item>
        <text:list-item>
          <text:p text:style-name="P20">教員側は、その研究室の生の評価を参照することができる。</text:p>
        </text:list-item>
      </text:list>
      <text:p text:style-name="P9"/>
      <text:list xml:id="list161132807891667" text:continue-list="list4685361545615575353" text:style-name="L1">
        <text:list-item>
          <text:p text:style-name="P15">アプリケーションの範囲</text:p>
          <text:p text:style-name="P24">　本アプリケーションは「ラボナビ」呼び、研究室情報共有サービスを提供する。</text:p>
          <text:p text:style-name="P24"><text:s text:c="2"/>情報共有サービスとは、ユーザーからの口コミを収集し相互に情報を共有する場を提供するサービスである。次に挙げるような機能を持っている。</text:p>
        </text:list-item>
      </text:list>
      <text:list xml:id="list5967656679717210882" text:style-name="L5">
        <text:list-item>
          <text:p text:style-name="P19">ユーザーが情報をアップロードできる。</text:p>
        </text:list-item>
        <text:list-item>
          <text:p text:style-name="P19">ユーザーがコメントを残すことができる。</text:p>
        </text:list-item>
        <text:list-item>
          <text:p text:style-name="P19">上記のコメントに対して自他ともにコメントすることができる。</text:p>
        </text:list-item>
        <text:list-item>
          <text:p text:style-name="P19">各ユーザーがメールボックスを所持している。</text:p>
        </text:list-item>
        <text:list-item>
          <text:p text:style-name="P19">上記のメールボックスにおいて様々な情報を送受信することができる。</text:p>
        </text:list-item>
        <text:list-item>
          <text:p text:style-name="P19">各トピックに対して評価・ランク付けすることができる。</text:p>
        </text:list-item>
        <text:list-item>
          <text:p text:style-name="P19">ユーザーのマイページを作成できる。</text:p>
        </text:list-item>
        <text:list-item>
          <text:p text:style-name="P19">ユーザーのフレンド登録をできる。</text:p>
        </text:list-item>
      </text:list>
      <text:p text:style-name="P9"/>
      <text:p text:style-name="P26">　本アプリケーションが提供するのは、各トピックに対して評価・ランク付けすることができるようにする機能のみとする。</text:p>
      <text:p text:style-name="P13"/>
      <text:p text:style-name="P9"/>
      <text:list xml:id="list161132394885303" text:continue-list="list161132807891667" text:style-name="L1">
        <text:list-item>
          <text:p text:style-name="P15">アプリケーションの概要</text:p>
          <text:p text:style-name="P17">　本アプリケーションは、情報共有サービスを提供するものである。本アプリケーションのユーザーは次に挙げる機能を使用することができる。</text:p>
          <text:p text:style-name="P17"/>
        </text:list-item>
      </text:list>
      <text:list xml:id="list1986563879736258582" text:style-name="L9">
        <text:list-item>
          <text:p text:style-name="P22">ユーザーが情報をアップロードする。</text:p>
        </text:list-item>
        <text:list-item>
          <text:p text:style-name="P22">ユーザーが各トピックに対して評価・ランク付けする。</text:p>
        </text:list-item>
        <text:list-item>
          <text:p text:style-name="P22">情報を閲覧する。</text:p>
        </text:list-item>
      </text:list>
      <text:p text:style-name="P9"/>
      <text:list xml:id="list161132940513774" text:continue-list="list161132394885303" text:style-name="L1">
        <text:list-item>
          <text:p text:style-name="P15">アプリケーションの条件</text:p>
          <text:p text:style-name="P27">　　本アプリケーションに課された条件は、以下のとおりである。</text:p>
          <text:p text:style-name="P18"/>
        </text:list-item>
      </text:list>
      <text:list xml:id="list1686292711735761105" text:style-name="L8">
        <text:list-item>
          <text:p text:style-name="P21">プログラミング言語として<text:span text:style-name="T1">JavaScriptとJavaを使用すること。</text:span></text:p>
        </text:list-item>
        <text:list-item>
          <text:p text:style-name="P21">サーブレットコンテナとして<text:span text:style-name="T1">Jettyを使用すること。</text:span></text:p>
        </text:list-item>
      </text:list>
      <text:p text:style-name="P6"/>
      <text:p text:style-name="P6"/>
      <text:p text:style-name="P6"/>
      <text:p text:style-name="P6"/>
      <text:p text:style-name="P6"/>
      <text:p text:style-name="P6"/>
      <text:p text:style-name="P2"/>
      <text:p text:style-name="P8"><text:soft-page-break/>ユースケース図とユースケース記述</text:p>
      <text:p text:style-name="P8"/>
      <text:p text:style-name="P10">作成者：・・・</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3:59:19</meta:creation-date>
    <dc:date>2014-11-26T16:11:31.037411000</dc:date>
    <meta:editing-duration>PT1H52M39S</meta:editing-duration>
    <meta:editing-cycles>194</meta:editing-cycles>
    <meta:generator>LibreOffice/4.3.4.1$MacOSX_x86 LibreOffice_project/bc356b2f991740509f321d70e4512a6a54c5f243</meta:generator>
    <meta:document-statistic meta:table-count="0" meta:image-count="0" meta:object-count="0" meta:page-count="4" meta:paragraph-count="36" meta:word-count="881" meta:character-count="975" meta:non-whitespace-character-count="946"/>
  </office:meta>
</office:document-meta>
</file>